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99.57mm"/>
    </style:style>
    <style:style style:name="co3" style:family="table-column">
      <style:table-column-properties fo:break-before="auto" style:column-width="62.53mm"/>
    </style:style>
    <style:style style:name="co4" style:family="table-column">
      <style:table-column-properties fo:break-before="auto" style:column-width="47.04mm"/>
    </style:style>
    <style:style style:name="co5" style:family="table-column">
      <style:table-column-properties fo:break-before="auto" style:column-width="56.73mm"/>
    </style:style>
    <style:style style:name="co6" style:family="table-column">
      <style:table-column-properties fo:break-before="auto" style:column-width="26.58mm"/>
    </style:style>
    <style:style style:name="co7" style:family="table-column">
      <style:table-column-properties fo:break-before="auto" style:column-width="51.1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99">
      <style:table-cell-properties fo:background-color="#99ff66"/>
    </style:style>
    <style:style style:name="ce4" style:family="table-cell" style:parent-style-name="Default" style:data-style-name="N99">
      <style:table-cell-properties fo:background-color="#ff3333"/>
    </style:style>
    <style:style style:name="ce5" style:family="table-cell" style:parent-style-name="Default">
      <style:table-cell-properties fo:background-color="#99ff66"/>
    </style:style>
    <style:style style:name="ce6" style:family="table-cell" style:parent-style-name="Default">
      <style:table-cell-properties fo:background-color="#ff3333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cc00"/>
    </style:style>
    <style:style style:name="ce10" style:family="table-cell" style:parent-style-name="Default">
      <style:table-cell-properties fo:background-color="#ff9900"/>
    </style:style>
    <style:style style:name="ce11" style:family="table-cell" style:parent-style-name="Default">
      <style:table-cell-properties fo:background-color="#ff6600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1" office:value-type="string" calcext:value-type="string">
            <text:p>THRESHOLD: 0.6</text:p>
          </table:table-cell>
          <table:table-cell table:style-name="ce1" office:value-type="string" calcext:value-type="string">
            <text:p>Solutions in every post available?</text:p>
          </table:table-cell>
          <table:table-cell table:style-name="ce1" office:value-type="string" calcext:value-type="string">
            <text:p>Number of false positives</text:p>
          </table:table-cell>
          <table:table-cell table:style-name="ce1" office:value-type="string" calcext:value-type="string">
            <text:p>Number of additional splittings</text:p>
          </table:table-cell>
          <table:table-cell table:style-name="ce1" office:value-type="string" calcext:value-type="string">
            <text:p>Average ti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2.42" calcext:value-type="float">
            <text:p>2,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2.52" calcext:value-type="float">
            <text:p>2,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Normalized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3.04" calcext:value-type="float">
            <text:p>3,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NormalizedPadding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3.32" calcext:value-type="float">
            <text:p>3,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Normalized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3.38" calcext:value-type="float">
            <text:p>3,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3Gram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3.42" calcext:value-type="float">
            <text:p>3,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Normalized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3.46" calcext:value-type="float">
            <text:p>3,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NormalizedPadding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3.52" calcext:value-type="float">
            <text:p>3,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0.32" calcext:value-type="float">
            <text:p>0,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Token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6.1" calcext:value-type="float">
            <text:p>6,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Token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7.34" calcext:value-type="float">
            <text:p>7,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2.16" calcext:value-type="float">
            <text:p>2,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4Gram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2.32" calcext:value-type="float">
            <text:p>2,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2.34" calcext:value-type="float">
            <text:p>2,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2.54" calcext:value-type="float">
            <text:p>2,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NormalizedPadding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2.96" calcext:value-type="float">
            <text:p>2,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Normalized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Normalized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3.04" calcext:value-type="float">
            <text:p>3,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NormalizedPadding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3.28" calcext:value-type="float">
            <text:p>3,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Normalized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3.32" calcext:value-type="float">
            <text:p>3,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NormalizedPadding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3.54" calcext:value-type="float">
            <text:p>3,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hattanNormalized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3.88" calcext:value-type="float">
            <text:p>3,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3GramsBool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5.02" calcext:value-type="float">
            <text:p>5,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3GramsNormalized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5.16" calcext:value-type="float">
            <text:p>5,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hattanNormalized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5.18" calcext:value-type="float">
            <text:p>5,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hattanNormalized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5.42" calcext:value-type="float">
            <text:p>5,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4GramsBool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5.52" calcext:value-type="float">
            <text:p>5,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hattanNormalized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5.9" calcext:value-type="float">
            <text:p>5,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5GramsNormalized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5.92" calcext:value-type="float">
            <text:p>5,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5GramsBool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6.2" calcext:value-type="float">
            <text:p>6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4GramsNormalized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6.48" calcext:value-type="float">
            <text:p>6,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5Gram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98.16" calcext:value-type="float">
            <text:p>98,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TokensNormalized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66" calcext:value-type="float">
            <text:p>1,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Tokens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68" calcext:value-type="float">
            <text:p>1,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TokensBool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8" calcext:value-type="float">
            <text:p>1,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1" calcext:value-type="float">
            <text:p>2,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2Gram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34" calcext:value-type="float">
            <text:p>2,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5Gram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36" calcext:value-type="float">
            <text:p>2,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54" calcext:value-type="float">
            <text:p>2,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Normalized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3.02" calcext:value-type="float">
            <text:p>3,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NormalizedPadding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3.18" calcext:value-type="float">
            <text:p>3,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Normalized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3.3" calcext:value-type="float">
            <text:p>3,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3Grams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5.62" calcext:value-type="float">
            <text:p>5,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4Grams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5.86" calcext:value-type="float">
            <text:p>5,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5Grams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5.94" calcext:value-type="float">
            <text:p>5,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0.42" calcext:value-type="float">
            <text:p>0,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0.44" calcext:value-type="float">
            <text:p>0,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Normalized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1.2" calcext:value-type="float">
            <text:p>1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hattanNormalized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1.96" calcext:value-type="float">
            <text:p>1,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4Gram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2.36" calcext:value-type="float">
            <text:p>2,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3Gram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2.54" calcext:value-type="float">
            <text:p>2,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2.92" calcext:value-type="float">
            <text:p>2,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4Gram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3.1" calcext:value-type="float">
            <text:p>3,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3Gram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3.3" calcext:value-type="float">
            <text:p>3,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NormalizedPadding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3.46" calcext:value-type="float">
            <text:p>3,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Normalized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3.56" calcext:value-type="float">
            <text:p>3,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Token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6.34" calcext:value-type="float">
            <text:p>6,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Token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6.82" calcext:value-type="float">
            <text:p>6,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Token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7.52" calcext:value-type="float">
            <text:p>7,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estCommonSubsequence3GramFingerpri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11.56" calcext:value-type="float">
            <text:p>11,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estCommonSubsequence2GramFingerpri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12.58" calcext:value-type="float">
            <text:p>12,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estCommonSubsequence5GramFingerpri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12.94" calcext:value-type="float">
            <text:p>12,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estCommonSubsequence4GramFingerpri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13.08" calcext:value-type="float">
            <text:p>13,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venshtein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14.94" calcext:value-type="float">
            <text:p>14,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venshteinStand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15.68" calcext:value-type="float">
            <text:p>15,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estCommonSubsequence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26.8" calcext:value-type="float">
            <text:p>26,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estCommonSubsequenceStand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28.36" calcext:value-type="float">
            <text:p>28,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timalAlignment5GramFingerpri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28.48" calcext:value-type="float">
            <text:p>28,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timalAlignment2GramFingerpri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28.9" calcext:value-type="float">
            <text:p>28,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timalAlignment4GramFingerpri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29.14" calcext:value-type="float">
            <text:p>29,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timalAlignment3GramFingerpri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29.48" calcext:value-type="float">
            <text:p>29,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timalAlignment4GramFingerpri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36.74" calcext:value-type="float">
            <text:p>36,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timalAlignment5GramFingerpri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37.88" calcext:value-type="float">
            <text:p>37,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timalAlignment3GramFingerpri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38.54" calcext:value-type="float">
            <text:p>38,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timalAlignment2GramFingerpri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41.24" calcext:value-type="float">
            <text:p>41,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timalAlignmentStand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64.24" calcext:value-type="float">
            <text:p>64,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timalAlignment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67.22" calcext:value-type="float">
            <text:p>67,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4Gram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77.04" calcext:value-type="float">
            <text:p>77,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5Gram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78.5" calcext:value-type="float">
            <text:p>78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5Gram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5Gram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88.22" calcext:value-type="float">
            <text:p>88,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merauLevenshteinStand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89.88" calcext:value-type="float">
            <text:p>89,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merauLevenshteinNormalize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94.3" calcext:value-type="float">
            <text:p>94,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4Gram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95.94" calcext:value-type="float">
            <text:p>95,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4Gram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99.04" calcext:value-type="float">
            <text:p>99,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5Gram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100.44" calcext:value-type="float">
            <text:p>100,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4Gram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105.02" calcext:value-type="float">
            <text:p>105,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5Gram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109.46" calcext:value-type="float">
            <text:p>109,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5Gram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119.42" calcext:value-type="float">
            <text:p>119,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5Gram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2.34" calcext:value-type="float">
            <text:p>2,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2Gram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3.06" calcext:value-type="float">
            <text:p>3,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5Gram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3.4" calcext:value-type="float">
            <text:p>3,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Normalized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3.7" calcext:value-type="float">
            <text:p>3,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Normalized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3.86" calcext:value-type="float">
            <text:p>3,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NormalizedPadding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3.86" calcext:value-type="float">
            <text:p>3,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NormalizedPadding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4.64" calcext:value-type="float">
            <text:p>4,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Token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1.3" calcext:value-type="float">
            <text:p>1,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3.08" calcext:value-type="float">
            <text:p>3,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Token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6.46" calcext:value-type="float">
            <text:p>6,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Token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0.62" calcext:value-type="float">
            <text:p>0,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3Gram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2.94" calcext:value-type="float">
            <text:p>2,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4Gram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2.94" calcext:value-type="float">
            <text:p>2,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5GramDice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2Gram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2.46" calcext:value-type="float">
            <text:p>2,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estCommonSubsequence4GramFingerpri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3.06" calcext:value-type="float">
            <text:p>3,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2Gram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3.16" calcext:value-type="float">
            <text:p>3,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4Gram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77.32" calcext:value-type="float">
            <text:p>77,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4Gram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81.84" calcext:value-type="float">
            <text:p>81,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Token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.26" calcext:value-type="float">
            <text:p>1,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3Gram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3.34" calcext:value-type="float">
            <text:p>3,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estCommonSubsequence2GramFingerpri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6.8" calcext:value-type="float">
            <text:p>6,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Token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office:value-type="float" office:value="0.72" calcext:value-type="float">
            <text:p>0,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3Gram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office:value-type="float" office:value="2.44" calcext:value-type="float">
            <text:p>2,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4Gram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office:value-type="float" office:value="2.48" calcext:value-type="float">
            <text:p>2,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4Gram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office:value-type="float" office:value="3.48" calcext:value-type="float">
            <text:p>3,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5Gram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2.44" calcext:value-type="float">
            <text:p>2,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5GramJaccard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3.24" calcext:value-type="float">
            <text:p>3,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estCommonSubsequence3GramFingerpri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3.96" calcext:value-type="float">
            <text:p>3,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estCommonSubsequence5GramFingerpri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office:value-type="float" office:value="2.4" calcext:value-type="float">
            <text:p>2,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Token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6.28" calcext:value-type="float">
            <text:p>6,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Token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6.3" calcext:value-type="float">
            <text:p>6,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Token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7.04" calcext:value-type="float">
            <text:p>7,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Token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7.28" calcext:value-type="float">
            <text:p>7,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Token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1" calcext:value-type="float">
            <text:p>21</text:p>
          </table:table-cell>
          <table:table-cell office:value-type="float" office:value="6.54" calcext:value-type="float">
            <text:p>6,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Token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1" calcext:value-type="float">
            <text:p>21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Token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7.46" calcext:value-type="float">
            <text:p>7,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Token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4" calcext:value-type="float">
            <text:p>24</text:p>
          </table:table-cell>
          <table:table-cell office:value-type="float" office:value="6.68" calcext:value-type="float">
            <text:p>6,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2Gram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46" calcext:value-type="float">
            <text:p>2,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Token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0.58" calcext:value-type="float">
            <text:p>0,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5Gram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77.02" calcext:value-type="float">
            <text:p>77,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5Gram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78.9" calcext:value-type="float">
            <text:p>78,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5Gram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4Gram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96.22" calcext:value-type="float">
            <text:p>96,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5Gram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99.2" calcext:value-type="float">
            <text:p>99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5Gram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112.64" calcext:value-type="float">
            <text:p>112,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3Gram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72.94" calcext:value-type="float">
            <text:p>72,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4Gram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96.42" calcext:value-type="float">
            <text:p>96,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4Gram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103.04" calcext:value-type="float">
            <text:p>103,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4Gram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72.8" calcext:value-type="float">
            <text:p>72,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2Gram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5" calcext:value-type="float">
            <text:p>25</text:p>
          </table:table-cell>
          <table:table-cell office:value-type="float" office:value="67.24" calcext:value-type="float">
            <text:p>67,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3Gram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73.36" calcext:value-type="float">
            <text:p>73,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4Gram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74.96" calcext:value-type="float">
            <text:p>74,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3Gram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76.82" calcext:value-type="float">
            <text:p>76,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Token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office:value-type="float" office:value="7.02" calcext:value-type="float">
            <text:p>7,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Token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.28" calcext:value-type="float">
            <text:p>1,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3Gram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89.42" calcext:value-type="float">
            <text:p>89,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3Gram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91.7" calcext:value-type="float">
            <text:p>91,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3Gram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95.68" calcext:value-type="float">
            <text:p>95,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3Gram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7" calcext:value-type="float">
            <text:p>17</text:p>
          </table:table-cell>
          <table:table-cell office:value-type="float" office:value="75.64" calcext:value-type="float">
            <text:p>75,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5Gram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98.88" calcext:value-type="float">
            <text:p>98,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5Gram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02.26" calcext:value-type="float">
            <text:p>102,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5Gram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07.48" calcext:value-type="float">
            <text:p>107,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3Gram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7" calcext:value-type="float">
            <text:p>17</text:p>
          </table:table-cell>
          <table:table-cell office:value-type="float" office:value="68.96" calcext:value-type="float">
            <text:p>68,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3Gram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7" calcext:value-type="float">
            <text:p>17</text:p>
          </table:table-cell>
          <table:table-cell office:value-type="float" office:value="70.32" calcext:value-type="float">
            <text:p>70,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4Gram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7" calcext:value-type="float">
            <text:p>17</text:p>
          </table:table-cell>
          <table:table-cell office:value-type="float" office:value="80.32" calcext:value-type="float">
            <text:p>80,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3Gram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90.6" calcext:value-type="float">
            <text:p>90,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3Gram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93.14" calcext:value-type="float">
            <text:p>93,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3Gram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95.46" calcext:value-type="float">
            <text:p>95,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2Gram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3" calcext:value-type="float">
            <text:p>23</text:p>
          </table:table-cell>
          <table:table-cell office:value-type="float" office:value="89.26" calcext:value-type="float">
            <text:p>89,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2Gram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9" calcext:value-type="float">
            <text:p>29</text:p>
          </table:table-cell>
          <table:table-cell office:value-type="float" office:value="89.4" calcext:value-type="float">
            <text:p>89,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Normalized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2.86" calcext:value-type="float">
            <text:p>2,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NormalizedPadding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2.98" calcext:value-type="float">
            <text:p>2,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2Gram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2GramJaccard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7" calcext:value-type="float">
            <text:p>17</text:p>
          </table:table-cell>
          <table:table-cell office:value-type="float" office:value="68.54" calcext:value-type="float">
            <text:p>68,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2Gram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5" calcext:value-type="float">
            <text:p>35</text:p>
          </table:table-cell>
          <table:table-cell office:value-type="float" office:value="74.78" calcext:value-type="float">
            <text:p>74,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2Gram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7" calcext:value-type="float">
            <text:p>57</text:p>
          </table:table-cell>
          <table:table-cell office:value-type="float" office:value="68.82" calcext:value-type="float">
            <text:p>68,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2Gram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4" calcext:value-type="float">
            <text:p>24</text:p>
          </table:table-cell>
          <table:table-cell office:value-type="float" office:value="84.8" calcext:value-type="float">
            <text:p>84,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2GramJaccard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6" calcext:value-type="float">
            <text:p>26</text:p>
          </table:table-cell>
          <table:table-cell office:value-type="float" office:value="69.96" calcext:value-type="float">
            <text:p>69,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2Gram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74" calcext:value-type="float">
            <text:p>74</text:p>
          </table:table-cell>
          <table:table-cell office:value-type="float" office:value="70.88" calcext:value-type="float">
            <text:p>70,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2Gram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60" calcext:value-type="float">
            <text:p>60</text:p>
          </table:table-cell>
          <table:table-cell office:value-type="float" office:value="86.64" calcext:value-type="float">
            <text:p>86,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Token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6.16" calcext:value-type="float">
            <text:p>6,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Token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6.98" calcext:value-type="float">
            <text:p>6,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1.86" calcext:value-type="float">
            <text:p>1,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NormalizedPadding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2.5" calcext:value-type="float">
            <text:p>2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Normalized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2.66" calcext:value-type="float">
            <text:p>2,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2GramsBool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3.8" calcext:value-type="float">
            <text:p>3,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2GramsNormalized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4.02" calcext:value-type="float">
            <text:p>4,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Token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2" calcext:value-type="float">
            <text:p>1,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Token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7.24" calcext:value-type="float">
            <text:p>7,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TokenJaccard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8.08" calcext:value-type="float">
            <text:p>8,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Token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31" calcext:value-type="float">
            <text:p>31</text:p>
          </table:table-cell>
          <table:table-cell office:value-type="float" office:value="7.9" calcext:value-type="float">
            <text:p>7,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3Gram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71.94" calcext:value-type="float">
            <text:p>71,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2Gram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6" calcext:value-type="float">
            <text:p>36</text:p>
          </table:table-cell>
          <table:table-cell office:value-type="float" office:value="84.54" calcext:value-type="float">
            <text:p>84,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5Gram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6" calcext:value-type="float">
            <text:p>16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2.48" calcext:value-type="float">
            <text:p>2,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4Gram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6" calcext:value-type="float">
            <text:p>16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2.54" calcext:value-type="float">
            <text:p>2,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2GramDice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83.32" calcext:value-type="float">
            <text:p>83,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2Gram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0" calcext:value-type="float">
            <text:p>80</text:p>
          </table:table-cell>
          <table:table-cell office:value-type="float" office:value="102.98" calcext:value-type="float">
            <text:p>102,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2Gram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5" calcext:value-type="float">
            <text:p>85</text:p>
          </table:table-cell>
          <table:table-cell office:value-type="float" office:value="71.34" calcext:value-type="float">
            <text:p>71,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2Gram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7" calcext:value-type="float">
            <text:p>17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4" calcext:value-type="float">
            <text:p>2,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2GramOverlap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7" calcext:value-type="float">
            <text:p>17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3.18" calcext:value-type="float">
            <text:p>3,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4Gram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74.64" calcext:value-type="float">
            <text:p>74,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5Gram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75.74" calcext:value-type="float">
            <text:p>75,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4Gram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76.34" calcext:value-type="float">
            <text:p>76,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5Gram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78.6" calcext:value-type="float">
            <text:p>78,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4Gram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79.66" calcext:value-type="float">
            <text:p>79,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5Gram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87.86" calcext:value-type="float">
            <text:p>87,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4Gram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95.66" calcext:value-type="float">
            <text:p>95,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4Gram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99.02" calcext:value-type="float">
            <text:p>99,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3Gram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5" calcext:value-type="float">
            <text:p>25</text:p>
          </table:table-cell>
          <table:table-cell office:value-type="float" office:value="90.04" calcext:value-type="float">
            <text:p>90,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3Gram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59" calcext:value-type="float">
            <text:p>59</text:p>
          </table:table-cell>
          <table:table-cell office:value-type="float" office:value="77.18" calcext:value-type="float">
            <text:p>77,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4Gram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59" calcext:value-type="float">
            <text:p>59</text:p>
          </table:table-cell>
          <table:table-cell office:value-type="float" office:value="122.16" calcext:value-type="float">
            <text:p>122,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3Gram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69" calcext:value-type="float">
            <text:p>69</text:p>
          </table:table-cell>
          <table:table-cell office:value-type="float" office:value="73.6" calcext:value-type="float">
            <text:p>73,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2Gram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70" calcext:value-type="float">
            <text:p>70</text:p>
          </table:table-cell>
          <table:table-cell office:value-type="float" office:value="90.14" calcext:value-type="float">
            <text:p>90,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2Gram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80" calcext:value-type="float">
            <text:p>80</text:p>
          </table:table-cell>
          <table:table-cell office:value-type="float" office:value="86.46" calcext:value-type="float">
            <text:p>86,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2Gram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85" calcext:value-type="float">
            <text:p>85</text:p>
          </table:table-cell>
          <table:table-cell office:value-type="float" office:value="68.28" calcext:value-type="float">
            <text:p>68,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4Gram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47" calcext:value-type="float">
            <text:p>47</text:p>
          </table:table-cell>
          <table:table-cell office:value-type="float" office:value="74.28" calcext:value-type="float">
            <text:p>74,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4Gram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47" calcext:value-type="float">
            <text:p>47</text:p>
          </table:table-cell>
          <table:table-cell office:value-type="float" office:value="76.64" calcext:value-type="float">
            <text:p>76,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3Gram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48" calcext:value-type="float">
            <text:p>48</text:p>
          </table:table-cell>
          <table:table-cell office:value-type="float" office:value="94.52" calcext:value-type="float">
            <text:p>94,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4Gram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53" calcext:value-type="float">
            <text:p>53</text:p>
          </table:table-cell>
          <table:table-cell office:value-type="float" office:value="82.96" calcext:value-type="float">
            <text:p>82,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Token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67" calcext:value-type="float">
            <text:p>67</text:p>
          </table:table-cell>
          <table:table-cell office:value-type="float" office:value="8.4" calcext:value-type="float">
            <text:p>8,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3Gram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80" calcext:value-type="float">
            <text:p>80</text:p>
          </table:table-cell>
          <table:table-cell office:value-type="float" office:value="97.62" calcext:value-type="float">
            <text:p>97,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3Gram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67" calcext:value-type="float">
            <text:p>67</text:p>
          </table:table-cell>
          <table:table-cell office:value-type="float" office:value="93.32" calcext:value-type="float">
            <text:p>93,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Token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7.88" calcext:value-type="float">
            <text:p>7,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2Gram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number-columns-repeated="2" table:style-name="ce6" office:value-type="float" office:value="21" calcext:value-type="float">
            <text:p>21</text:p>
          </table:table-cell>
          <table:table-cell office:value-type="float" office:value="93.36" calcext:value-type="float">
            <text:p>93,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3Gram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31" calcext:value-type="float">
            <text:p>31</text:p>
          </table:table-cell>
          <table:table-cell office:value-type="float" office:value="94.42" calcext:value-type="float">
            <text:p>94,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Token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61" calcext:value-type="float">
            <text:p>61</text:p>
          </table:table-cell>
          <table:table-cell office:value-type="float" office:value="6.98" calcext:value-type="float">
            <text:p>6,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2Gram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73" calcext:value-type="float">
            <text:p>73</text:p>
          </table:table-cell>
          <table:table-cell office:value-type="float" office:value="83.74" calcext:value-type="float">
            <text:p>83,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3Gram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85" calcext:value-type="float">
            <text:p>85</text:p>
          </table:table-cell>
          <table:table-cell office:value-type="float" office:value="76.88" calcext:value-type="float">
            <text:p>76,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2.36" calcext:value-type="float">
            <text:p>2,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2.46" calcext:value-type="float">
            <text:p>2,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2.66" calcext:value-type="float">
            <text:p>2,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Normalized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3.08" calcext:value-type="float">
            <text:p>3,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NormalizedPadding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3.16" calcext:value-type="float">
            <text:p>3,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5Gram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3.18" calcext:value-type="float">
            <text:p>3,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NormalizedPadding4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3.2" calcext:value-type="float">
            <text:p>3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Normalized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3.22" calcext:value-type="float">
            <text:p>3,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Normalized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3.28" calcext:value-type="float">
            <text:p>3,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NormalizedPadding5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4Gram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3.16" calcext:value-type="float">
            <text:p>3,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3Gram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3.12" calcext:value-type="float">
            <text:p>3,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2GramsTermFrequency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4" calcext:value-type="float">
            <text:p>24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3.86" calcext:value-type="float">
            <text:p>3,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2Gram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 office:value-type="float" office:value="72.1" calcext:value-type="float">
            <text:p>72,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2GramDice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3" calcext:value-type="float">
            <text:p>13</text:p>
          </table:table-cell>
          <table:table-cell office:value-type="float" office:value="84.2" calcext:value-type="float">
            <text:p>84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Token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1" calcext:value-type="float">
            <text:p>21</text:p>
          </table:table-cell>
          <table:table-cell office:value-type="float" office:value="6.9" calcext:value-type="float">
            <text:p>6,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3GramOverlap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70.62" calcext:value-type="float">
            <text:p>70,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5Gram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3" calcext:value-type="float">
            <text:p>33</text:p>
          </table:table-cell>
          <table:table-cell office:value-type="float" office:value="81.38" calcext:value-type="float">
            <text:p>81,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5Gram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3" calcext:value-type="float">
            <text:p>33</text:p>
          </table:table-cell>
          <table:table-cell office:value-type="float" office:value="107.96" calcext:value-type="float">
            <text:p>107,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5Gram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9" calcext:value-type="float">
            <text:p>39</text:p>
          </table:table-cell>
          <table:table-cell office:value-type="float" office:value="77.08" calcext:value-type="float">
            <text:p>77,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5Gram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9" calcext:value-type="float">
            <text:p>39</text:p>
          </table:table-cell>
          <table:table-cell office:value-type="float" office:value="86.98" calcext:value-type="float">
            <text:p>86,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5Gram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9" calcext:value-type="float">
            <text:p>39</text:p>
          </table:table-cell>
          <table:table-cell office:value-type="float" office:value="103.02" calcext:value-type="float">
            <text:p>103,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4GramDiceVariant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41" calcext:value-type="float">
            <text:p>41</text:p>
          </table:table-cell>
          <table:table-cell office:value-type="float" office:value="96.48" calcext:value-type="float">
            <text:p>96,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5GramDiceVariant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43" calcext:value-type="float">
            <text:p>43</text:p>
          </table:table-cell>
          <table:table-cell office:value-type="float" office:value="107.82" calcext:value-type="float">
            <text:p>107,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4GramDiceVariantMinMatchLength2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48" calcext:value-type="float">
            <text:p>48</text:p>
          </table:table-cell>
          <table:table-cell office:value-type="float" office:value="97.12" calcext:value-type="float">
            <text:p>97,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Token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28" calcext:value-type="float">
            <text:p>28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0.66" calcext:value-type="float">
            <text:p>0,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2Gram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71" calcext:value-type="float">
            <text:p>71</text:p>
          </table:table-cell>
          <table:table-cell office:value-type="float" office:value="72.48" calcext:value-type="float">
            <text:p>72,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2GramDice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70.82" calcext:value-type="float">
            <text:p>70,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3GramOverlapMinMatchLength3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91.2" calcext:value-type="float">
            <text:p>91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4Gram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1" calcext:value-type="float">
            <text:p>21</text:p>
          </table:table-cell>
          <table:table-cell office:value-type="float" office:value="103.5" calcext:value-type="float">
            <text:p>103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4" calcext:value-type="float">
            <text:p>3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NormalizedToken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4" calcext:value-type="float">
            <text:p>3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.12" calcext:value-type="float">
            <text:p>1,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4" calcext:value-type="float">
            <text:p>3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.78" calcext:value-type="float">
            <text:p>1,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4" calcext:value-type="float">
            <text:p>3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.8" calcext:value-type="float">
            <text:p>1,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3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4" calcext:value-type="float">
            <text:p>3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2.14" calcext:value-type="float">
            <text:p>2,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3Gram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4" calcext:value-type="float">
            <text:p>3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2.36" calcext:value-type="float">
            <text:p>2,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NormalizedPadding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4" calcext:value-type="float">
            <text:p>3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2.56" calcext:value-type="float">
            <text:p>2,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Normalized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4" calcext:value-type="float">
            <text:p>3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2.58" calcext:value-type="float">
            <text:p>2,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NormalizedPadding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4" calcext:value-type="float">
            <text:p>3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2.7" calcext:value-type="float">
            <text:p>2,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Normalized2Grams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4" calcext:value-type="float">
            <text:p>3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2.82" calcext:value-type="float">
            <text:p>2,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3GramOverlapMinMatchLength1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6" calcext:value-type="float">
            <text:p>36</text:p>
          </table:table-cell>
          <table:table-cell office:value-type="float" office:value="76.12" calcext:value-type="float">
            <text:p>76,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2GramDiceVariant</text:p>
          </table:table-cell>
          <table:table-cell table:style-name="ce3" office:value-type="boolean" office:boolean-value="true" calcext:value-type="boolean">
            <text:p>WAHR</text:p>
          </table:table-cell>
          <table:table-cell table:style-name="ce6" office:value-type="float" office:value="55" calcext:value-type="float">
            <text:p>55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3.08" calcext:value-type="float">
            <text:p>3,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.9143" calcext:value-type="float">
            <text:p>0,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Shingle3DiceVariant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.9429" calcext:value-type="float">
            <text:p>0,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Normalized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Normalized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4.8" calcext:value-type="float">
            <text:p>4,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3DiceVariant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5.0286" calcext:value-type="float">
            <text:p>5,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2Overlap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4.4444" calcext:value-type="float">
            <text:p>14,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0.9714" calcext:value-type="float">
            <text:p>0,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1.8889" calcext:value-type="float">
            <text:p>1,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Shingle2DiceVariant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1.9778" calcext:value-type="float">
            <text:p>1,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Normalized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Shingle2NormalizedTermFrequency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4.6" calcext:value-type="float">
            <text:p>4,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hattanNormalized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4.6222" calcext:value-type="float">
            <text:p>4,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Shingle2TermFrequency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4.8667" calcext:value-type="float">
            <text:p>4,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Normalized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4.875" calcext:value-type="float">
            <text:p>4,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Shingle2Bool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4.9556" calcext:value-type="float">
            <text:p>4,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3Overlap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5.0286" calcext:value-type="float">
            <text:p>5,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Shingle3Bool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5.75" calcext:value-type="float">
            <text:p>5,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Shingle3TermFrequency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5.75" calcext:value-type="float">
            <text:p>5,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ineNormalizedShingle3NormalizedTermFrequency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5.85" calcext:value-type="float">
            <text:p>5,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hattanNormalized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5.85" calcext:value-type="float">
            <text:p>5,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2DiceVariant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10.9778" calcext:value-type="float">
            <text:p>10,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2Dice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14.8222" calcext:value-type="float">
            <text:p>14,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3Dice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18.125" calcext:value-type="float">
            <text:p>18,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0.8571" calcext:value-type="float">
            <text:p>0,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estCommonSubsequenceShingle3Fingerprint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0.9429" calcext:value-type="float">
            <text:p>0,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Shingle3Dice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Shingle3Overlap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1.1143" calcext:value-type="float">
            <text:p>1,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timalAlignmentShingle3Fingerprint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1.5429" calcext:value-type="float">
            <text:p>1,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verlap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1.8889" calcext:value-type="float">
            <text:p>1,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3Dice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4.9714" calcext:value-type="float">
            <text:p>4,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3Jaccard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5.4857" calcext:value-type="float">
            <text:p>5,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2Overlap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10.6" calcext:value-type="float">
            <text:p>10,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Shingle3Jaccard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0.8571" calcext:value-type="float">
            <text:p>0,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1556" calcext:value-type="float">
            <text:p>2,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estCommonSubsequenceShingle2FingerprintNormalized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Normalized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4.3111" calcext:value-type="float">
            <text:p>4,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timalAlignmentShingle2FingerprintNormalized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4.9556" calcext:value-type="float">
            <text:p>4,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2Dice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0.5778" calcext:value-type="float">
            <text:p>10,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2Jaccard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4.7778" calcext:value-type="float">
            <text:p>14,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estCommonSubsequenceShingle2Fingerprint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2.1778" calcext:value-type="float">
            <text:p>2,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timalAlignmentShingle2Fingerprint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2.6" calcext:value-type="float">
            <text:p>2,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estCommonSubsequenceShingle3FingerprintNormalized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4.925" calcext:value-type="float">
            <text:p>4,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Normalized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5.15" calcext:value-type="float">
            <text:p>5,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timalAlignmentShingle3FingerprintNormalized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6.625" calcext:value-type="float">
            <text:p>6,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3Jaccard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18.075" calcext:value-type="float">
            <text:p>18,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Shingle2Overlap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3.9111" calcext:value-type="float">
            <text:p>3,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Shingle3Overlap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office:value-type="float" office:value="4.6" calcext:value-type="float">
            <text:p>4,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Shingle2Overlap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ccard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2.2222" calcext:value-type="float">
            <text:p>2,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Shingle2Dice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3.9778" calcext:value-type="float">
            <text:p>3,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2Jaccard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11.1333" calcext:value-type="float">
            <text:p>11,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Shingle3Dice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4.9" calcext:value-type="float">
            <text:p>4,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Shingle2Dice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2.3556" calcext:value-type="float">
            <text:p>2,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3DiceVariant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4.6286" calcext:value-type="float">
            <text:p>4,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2Overlap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13.4444" calcext:value-type="float">
            <text:p>13,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3Overlap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5.3429" calcext:value-type="float">
            <text:p>5,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2DiceVariant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9.9556" calcext:value-type="float">
            <text:p>9,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2Dice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12.6444" calcext:value-type="float">
            <text:p>12,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3Dice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3Jaccard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5.1714" calcext:value-type="float">
            <text:p>5,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2Overlap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10.0667" calcext:value-type="float">
            <text:p>10,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3Dice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16.6" calcext:value-type="float">
            <text:p>16,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3Dice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17.05" calcext:value-type="float">
            <text:p>17,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Shingle3Jaccard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4.925" calcext:value-type="float">
            <text:p>4,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2Dice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9.7111" calcext:value-type="float">
            <text:p>9,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2Jaccard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4.2444" calcext:value-type="float">
            <text:p>14,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Shingle2Jaccard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office:value-type="float" office:value="1.9111" calcext:value-type="float">
            <text:p>1,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Shingle2Jaccard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office:value-type="float" office:value="4.1556" calcext:value-type="float">
            <text:p>4,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3Jaccard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office:value-type="float" office:value="17.325" calcext:value-type="float">
            <text:p>17,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3Jaccard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office:value-type="float" office:value="18.025" calcext:value-type="float">
            <text:p>18,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3DiceVariant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4.6857" calcext:value-type="float">
            <text:p>4,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2Jaccard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0.1111" calcext:value-type="float">
            <text:p>10,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3Overlap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4.8" calcext:value-type="float">
            <text:p>4,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3Dice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office:value-type="float" office:value="4.8857" calcext:value-type="float">
            <text:p>4,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3Jaccard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office:value-type="float" office:value="5.0571" calcext:value-type="float">
            <text:p>5,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2DiceVariant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9.7111" calcext:value-type="float">
            <text:p>9,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2Overlap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9.6667" calcext:value-type="float">
            <text:p>9,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2Dice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13.2667" calcext:value-type="float">
            <text:p>13,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2Overlap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13.8222" calcext:value-type="float">
            <text:p>13,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2Dice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9.7111" calcext:value-type="float">
            <text:p>9,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2Jaccard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3.6222" calcext:value-type="float">
            <text:p>13,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Shingle2Jaccard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24" calcext:value-type="float">
            <text:p>24</text:p>
          </table:table-cell>
          <table:table-cell office:value-type="float" office:value="10.6667" calcext:value-type="float">
            <text:p>10,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NormalizedShingles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4.4" calcext:value-type="float">
            <text:p>4,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VariantNormalizedShingles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4.625" calcext:value-type="float">
            <text:p>4,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Shingle3DiceVariant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4.95" calcext:value-type="float">
            <text:p>4,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3DiceVariant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7.925" calcext:value-type="float">
            <text:p>17,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3Overlap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9.05" calcext:value-type="float">
            <text:p>19,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nowingNormalizedShingle2DiceVariant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2DiceVariantMinMatchLength1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15.0222" calcext:value-type="float">
            <text:p>15,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2DiceVariant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13.6444" calcext:value-type="float">
            <text:p>13,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3DiceVariant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office:value-type="float" office:value="16.975" calcext:value-type="float">
            <text:p>16,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3DiceVariant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office:value-type="float" office:value="18.325" calcext:value-type="float">
            <text:p>18,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3OverlapMinMatchLength2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17.05" calcext:value-type="float">
            <text:p>17,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3Overlap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18.65" calcext:value-type="float">
            <text:p>18,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krGstNormalizedShingle2DiceVariantMinMatchLength3</text:p>
          </table:table-cell>
          <table:table-cell table:style-name="ce4" office:value-type="boolean" office:boolean-value="false" calcext:value-type="boolean">
            <text:p>FALSCH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14.2667" calcext:value-type="float">
            <text:p>14,27</text:p>
          </table:table-cell>
          <table:table-cell table:number-columns-repeated="2"/>
        </table:table-row>
        <table:table-row table:style-name="ro2" table:number-rows-repeated="104821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E1048576">
          <table:sort>
            <table:sort-by table:field-number="1" table:order="descending" table:data-type="automatic"/>
            <table:sort-by table:field-number="2" table:data-type="automatic"/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.00.0000</text:date>, <text:time style:data-style-name="N2" text:time-value="20:27:35.3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8M52S</meta:editing-duration>
    <meta:editing-cycles>17</meta:editing-cycles>
    <meta:generator>LibreOffice/5.2.5.1$Windows_X86_64 LibreOffice_project/0312e1a284a7d50ca85a365c316c7abbf20a4d22</meta:generator>
    <dc:date>2017-05-04T20:35:28.594000000</dc:date>
    <meta:document-statistic meta:table-count="3" meta:cell-count="1785" meta:object-count="0"/>
    <meta:user-defined meta:name="Info 1"/>
    <meta:user-defined meta:name="Info 2"/>
    <meta:user-defined meta:name="Info 3"/>
    <meta:user-defined meta:name="Info 4"/>
  </office:meta>
</office:document-meta>
</file>